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3b19" officeooo:paragraph-rsid="000a3b19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3b19" officeooo:paragraph-rsid="000a3b1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3b19" officeooo:paragraph-rsid="000b954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ca9a8" officeooo:paragraph-rsid="000ca9a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954e" officeooo:paragraph-rsid="000b954e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b954e" officeooo:paragraph-rsid="0013be6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b954e" officeooo:paragraph-rsid="00148d9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a3b19" officeooo:paragraph-rsid="0013be6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a3b19" officeooo:paragraph-rsid="000b954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a3b19" officeooo:paragraph-rsid="00148d9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3be66" officeooo:paragraph-rsid="0013be66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3be66" officeooo:paragraph-rsid="00148d92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5c806" officeooo:paragraph-rsid="0015c806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5dda8" officeooo:paragraph-rsid="0015dda8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5dda8" officeooo:paragraph-rsid="0017d39f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67b90" officeooo:paragraph-rsid="00167b90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67b90" officeooo:paragraph-rsid="0017d39f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67b90" officeooo:paragraph-rsid="0018f308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7d39f" officeooo:paragraph-rsid="0017d39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5dda8" officeooo:paragraph-rsid="0015dda8" style:font-size-asian="10.5pt" style:font-weight-asian="bold" style:font-size-complex="12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b954e"/>
    </style:style>
    <style:style style:name="T3" style:family="text">
      <style:text-properties style:text-position="sub 58%" officeooo:rsid="0013be66"/>
    </style:style>
    <style:style style:name="T4" style:family="text">
      <style:text-properties style:text-position="sub 58%" officeooo:rsid="00148d92"/>
    </style:style>
    <style:style style:name="T5" style:family="text">
      <style:text-properties officeooo:rsid="000b954e"/>
    </style:style>
    <style:style style:name="T6" style:family="text">
      <style:text-properties officeooo:rsid="000ca9a8"/>
    </style:style>
    <style:style style:name="T7" style:family="text">
      <style:text-properties officeooo:rsid="0013be66"/>
    </style:style>
    <style:style style:name="T8" style:family="text">
      <style:text-properties officeooo:rsid="00148d92"/>
    </style:style>
    <style:style style:name="T9" style:family="text">
      <style:text-properties officeooo:rsid="00167b90"/>
    </style:style>
    <style:style style:name="T10" style:family="text">
      <style:text-properties officeooo:rsid="0017d3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 6</text:p>
      <text:p text:style-name="P1"/>
      <text:p text:style-name="P2">Question 1-</text:p>
      <text:p text:style-name="P2"/>
      <text:p text:style-name="P2"><text:span text:style-name="T7">a. </text:span>Mutual exclusion:</text:p>
      <text:p text:style-name="P2">Either if process 0 or 1 are interested to enter in the CS, he must set the variable Q[i] as true.</text:p>
      <text:p text:style-name="P2">Then, even if one of them enter in the CS, the second will not enter by examining the code:</text:p>
      <text:p text:style-name="P3">Read<text:span text:style-name="T1">i</text:span>(Q[j] = T) → blocked in the entry code.</text:p>
      <text:p text:style-name="P3"/>
      <text:p text:style-name="P5"><text:span text:style-name="T7">b. </text:span>Deadlock free:</text:p>
      <text:p text:style-name="P5">The algorithm doesn’t provide deadlock freedom as the next scenario shows:</text:p>
      <text:p text:style-name="P11">Beginning with the process 0:</text:p>
      <text:p text:style-name="P8"><text:span text:style-name="T5">Write</text:span><text:span text:style-name="T2">0</text:span>(Q[<text:span text:style-name="T5">0</text:span>] = T) → <text:span text:style-name="T5">Write</text:span><text:span text:style-name="T2">0</text:span>(<text:span text:style-name="T5">R</text:span>[<text:span text:style-name="T5">0</text:span>] = <text:span text:style-name="T5">0</text:span>) </text:p>
      <text:p text:style-name="P11">Then, process 1 gets running time:</text:p>
      <text:p text:style-name="P8"><text:span text:style-name="T5">Write</text:span><text:span text:style-name="T3">1</text:span>(Q[<text:span text:style-name="T7">1</text:span>] = T) </text:p>
      <text:p text:style-name="P11">Then, process 0 gets running time:</text:p>
      <text:p text:style-name="P8"><text:span text:style-name="T6">Read</text:span><text:span text:style-name="T2">0</text:span>(Q[<text:span text:style-name="T6">1</text:span>] = <text:span text:style-name="T7">T &amp;&amp; R</text:span>[<text:span text:style-name="T5">0</text:span>] <text:span text:style-name="T7">= R</text:span>[<text:span text:style-name="T7">1</text:span>] <text:span text:style-name="T7">= 0</text:span>) →<text:span text:style-name="T7"> blocking by the until statement, the process must go to line 1.</text:span></text:p>
      <text:p text:style-name="P11">Then, process 1 gets running time:</text:p>
      <text:p text:style-name="P8"><text:span text:style-name="T5">Write</text:span><text:span text:style-name="T3">1</text:span>(<text:span text:style-name="T5">R</text:span>[<text:span text:style-name="T7">1</text:span>] = <text:span text:style-name="T7">(0 + 1) % 2 = 1</text:span>) →<text:span text:style-name="T7"> Read</text:span><text:span text:style-name="T3">1</text:span>(Q[<text:span text:style-name="T7">0</text:span>] == <text:span text:style-name="T7">T &amp;&amp; R</text:span>[<text:span text:style-name="T7">1</text:span>] <text:span text:style-name="T7">= (R</text:span>[<text:span text:style-name="T7">0</text:span>] <text:span text:style-name="T7">+ 1)</text:span> % <text:span text:style-name="T7">2 = 1</text:span>) →<text:span text:style-name="T7"> blocking by the until statement, the process must go to line 1.</text:span></text:p>
      <text:p text:style-name="P8"><text:span text:style-name="T6">repeating this scenario...</text:span></text:p>
      <text:p text:style-name="P3"><text:s/></text:p>
      <text:p text:style-name="P6">c. Deadlock free:</text:p>
      <text:p text:style-name="P6">The algorithm doesn’t provide deadlock freedom as the next scenario shows:</text:p>
      <text:p text:style-name="P11">Beginning with the process 0:</text:p>
      <text:p text:style-name="P10"><text:span text:style-name="T5">Write</text:span><text:span text:style-name="T2">0</text:span>(Q[<text:span text:style-name="T5">0</text:span>] = T) → <text:span text:style-name="T5">Write</text:span><text:span text:style-name="T2">0</text:span>(<text:span text:style-name="T8">Choose[0]</text:span> = T) →<text:span text:style-name="T8"> Write</text:span><text:span text:style-name="T2">0</text:span>(<text:span text:style-name="T5">R</text:span>[<text:span text:style-name="T5">0</text:span>] == <text:span text:style-name="T5">0</text:span>) </text:p>
      <text:p text:style-name="P11">Then, process 1 gets running time:</text:p>
      <text:p text:style-name="P10"><text:span text:style-name="T5">Write</text:span><text:span text:style-name="T3">1</text:span>(Q[<text:span text:style-name="T7">1</text:span>] = T) </text:p>
      <text:p text:style-name="P11">Then, process 0 gets running time:</text:p>
      <text:p text:style-name="P10"><text:span text:style-name="T5">Write</text:span><text:span text:style-name="T2">0</text:span>(<text:span text:style-name="T8">Choose[0]</text:span> = <text:span text:style-name="T8">F</text:span>) <text:s/>→<text:span text:style-name="T8"> Read</text:span><text:span text:style-name="T2">0</text:span>(Q[<text:span text:style-name="T6">1</text:span>] = <text:span text:style-name="T7">T &amp;&amp; Choose[1]</text:span> = <text:span text:style-name="T8">F &amp;&amp; R</text:span>[<text:span text:style-name="T5">0</text:span>] <text:span text:style-name="T7">= R</text:span>[<text:span text:style-name="T7">1</text:span>] <text:span text:style-name="T7">= 0</text:span>) →<text:span text:style-name="T7"> blocking by the until statement, the process must go to line 1.</text:span></text:p>
      <text:p text:style-name="P11">Then, process 1 gets running time:</text:p>
      <text:p text:style-name="P10"><text:span text:style-name="T5">Write</text:span><text:span text:style-name="T4">1</text:span>(<text:span text:style-name="T8">Choose[1]</text:span> = T) →<text:span text:style-name="T8"> Write</text:span><text:span text:style-name="T3">1</text:span>(<text:span text:style-name="T5">R</text:span>[<text:span text:style-name="T7">1</text:span>] = <text:span text:style-name="T7">(0 + 1) % 2 = 1</text:span>) →<text:span text:style-name="T5">Write</text:span><text:span text:style-name="T4">1</text:span>(<text:span text:style-name="T8">Choose[1]</text:span> = <text:span text:style-name="T8">F</text:span>) →<text:span text:style-name="T7"> Read</text:span><text:span text:style-name="T3">1</text:span>(Q[<text:span text:style-name="T7">0</text:span>] = <text:span text:style-name="T7">T </text:span><text:s text:c="2"/><text:span text:style-name="T8">&amp;&amp; Choose[0]</text:span> = <text:span text:style-name="T8">F &amp;&amp; R</text:span>[<text:span text:style-name="T7">1</text:span>] <text:span text:style-name="T7">= (R</text:span>[<text:span text:style-name="T7">0</text:span>] <text:span text:style-name="T7">+ 1)</text:span> % <text:span text:style-name="T7">2 = 1</text:span>) →<text:span text:style-name="T7"> blocking by the until statement, the process must go to line 1.</text:span></text:p>
      <text:p text:style-name="P8"><text:span text:style-name="T6">repeating this scenario...</text:span></text:p>
      <text:p text:style-name="P8"><text:s/></text:p>
      <text:p text:style-name="P4"/>
      <text:p text:style-name="P4">d.</text:p>
      <text:p text:style-name="P7">The algorithm doesn’t provide deadlock freedom as the next scenario shows:</text:p>
      <text:p text:style-name="P12">Beginning with the process 0:</text:p>
      <text:p text:style-name="P10"><text:span text:style-name="T5">Write</text:span><text:span text:style-name="T2">0</text:span>(Q[<text:span text:style-name="T5">0</text:span>] = T) →<text:span text:style-name="T8"> Write</text:span><text:span text:style-name="T2">0</text:span>(<text:span text:style-name="T5">R</text:span>[<text:span text:style-name="T5">0</text:span>] == <text:span text:style-name="T5">0</text:span>) → <text:span text:style-name="T5">Write</text:span><text:span text:style-name="T2">0</text:span>(<text:span text:style-name="T8">Choose[0]</text:span> = T) </text:p>
      <text:p text:style-name="P12">Then, process 1 gets running time:</text:p>
      <text:p text:style-name="P10"><text:span text:style-name="T5">Write</text:span><text:span text:style-name="T3">1</text:span>(Q[<text:span text:style-name="T7">1</text:span>] = T) </text:p>
      <text:p text:style-name="P12">Then, process 0 gets running time:</text:p>
      <text:p text:style-name="P10"><text:span text:style-name="T8">Read</text:span><text:span text:style-name="T2">0</text:span>(Q[<text:span text:style-name="T6">1</text:span>] = <text:span text:style-name="T7">T &amp;&amp; Choose[1]</text:span> = <text:span text:style-name="T8">F &amp;&amp; R</text:span>[<text:span text:style-name="T5">0</text:span>] <text:span text:style-name="T7">= R</text:span>[<text:span text:style-name="T7">1</text:span>] <text:span text:style-name="T7">= 0</text:span>) →<text:span text:style-name="T7"> blocking by the until statement, the process must go to line 1.</text:span></text:p>
      <text:p text:style-name="P13">From now only process 0 gets running time.</text:p>
      <text:p text:style-name="P10"><text:span text:style-name="T6">repeating this scenario…</text:span></text:p>
      <text:p text:style-name="P10"/>
      <text:p text:style-name="P10"/>
      <text:p text:style-name="P10"/>
      <text:p text:style-name="P20"><text:soft-page-break/>Question 2-</text:p>
      <text:p text:style-name="P14"/>
      <text:p text:style-name="P14"/>
      <text:p text:style-name="P16">b. </text:p>
      <text:p text:style-name="P16">Shared :</text:p>
      <text:p text:style-name="P16">semaphore deleter_thread_<text:span text:style-name="T10">bc_of_seach</text:span> = 1</text:p>
      <text:p text:style-name="P17">semaphore deleter_thread_<text:span text:style-name="T10">bc_of_insert</text:span> = 1</text:p>
      <text:p text:style-name="P19">int count_searcher = 0</text:p>
      <text:p text:style-name="P17"/>
      <text:p text:style-name="P16">code for Searcher thread:</text:p>
      <text:p text:style-name="P16">&lt;entry code&gt;</text:p>
      <text:p text:style-name="P19">count_searcher++</text:p>
      <text:p text:style-name="P19">if (count_searcher == 1)</text:p>
      <text:p text:style-name="P17"><text:tab/>down(deleter_thread_<text:span text:style-name="T10">bc_of_seach</text:span>) </text:p>
      <text:p text:style-name="P16">&lt;CS&gt;</text:p>
      <text:p text:style-name="P16">&lt;exit code&gt;</text:p>
      <text:p text:style-name="P19">count_searcher--</text:p>
      <text:p text:style-name="P19">if(count_searcher == 0)</text:p>
      <text:p text:style-name="P17"><text:tab/>up(deleter_thread_<text:span text:style-name="T10">bc_of_seach</text:span>)</text:p>
      <text:p text:style-name="P16"/>
      <text:p text:style-name="P16"/>
      <text:p text:style-name="P16">code for Inserted thread:</text:p>
      <text:p text:style-name="P16">&lt;entry code&gt;</text:p>
      <text:p text:style-name="P17">down(deleter_thread_<text:span text:style-name="T10">bc_of_insert)</text:span> </text:p>
      <text:p text:style-name="P16">&lt;CS&gt;</text:p>
      <text:p text:style-name="P16">&lt;exit code&gt;</text:p>
      <text:p text:style-name="P17"><text:span text:style-name="T10">up</text:span>(inserted_thread_<text:span text:style-name="T10">bc_of_insert</text:span> )</text:p>
      <text:p text:style-name="P14"><text:tab/></text:p>
      <text:p text:style-name="P14"/>
      <text:p text:style-name="P17">code for <text:span text:style-name="T10">Deleter</text:span> thread:</text:p>
      <text:p text:style-name="P17">&lt;entry code&gt;</text:p>
      <text:p text:style-name="P17">down(deleter_thread_<text:span text:style-name="T10">bc_of_insert)</text:span> </text:p>
      <text:p text:style-name="P19">down(<text:span text:style-name="T9">deleter_thread_</text:span>bc_of_search)</text:p>
      <text:p text:style-name="P17">&lt;CS&gt;</text:p>
      <text:p text:style-name="P17">&lt;exit code&gt;</text:p>
      <text:p text:style-name="P18"><text:span text:style-name="T10">up</text:span>(inserted_thread_<text:span text:style-name="T10">bc_of_search</text:span>)</text:p>
      <text:p text:style-name="P18"><text:span text:style-name="T10">up</text:span>(inserted_thread_<text:span text:style-name="T10">bc_of_insert</text:span> )</text:p>
      <text:p text:style-name="P18"/>
      <text:p text:style-name="P1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2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iberation Serif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erif2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iberation Serif2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erif2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22:24:25.802188939</meta:creation-date>
    <dc:date>2018-07-13T11:23:13.824010273</dc:date>
    <meta:editing-duration>PT43M37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72" meta:word-count="438" meta:character-count="2553" meta:non-whitespace-character-count="2164"/>
  </office:meta>
</office:document-meta>
</file>